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d999" officeooo:paragraph-rsid="0015d999"/>
    </style:style>
    <style:style style:name="P2" style:family="paragraph" style:parent-style-name="Standard">
      <style:text-properties officeooo:rsid="00175ef8" officeooo:paragraph-rsid="00175ef8"/>
    </style:style>
    <style:style style:name="P3" style:family="paragraph" style:parent-style-name="Standard">
      <style:text-properties fo:font-weight="bold" officeooo:rsid="0015d999" officeooo:paragraph-rsid="0015d999" style:font-weight-asian="bold" style:font-weight-complex="bold"/>
    </style:style>
    <style:style style:name="P4" style:family="paragraph" style:parent-style-name="Standard">
      <style:text-properties fo:font-weight="bold" officeooo:rsid="00175ef8" officeooo:paragraph-rsid="00175ef8" style:font-weight-asian="bold" style:font-weight-complex="bold"/>
    </style:style>
    <style:style style:name="P5" style:family="paragraph" style:parent-style-name="Standard">
      <style:text-properties fo:font-weight="bold" officeooo:rsid="00193b23" officeooo:paragraph-rsid="0015d999" style:font-weight-asian="bold" style:font-weight-complex="bold"/>
    </style:style>
    <style:style style:name="P6" style:family="paragraph" style:parent-style-name="Standard">
      <style:text-properties fo:font-weight="bold" officeooo:rsid="001b1804" officeooo:paragraph-rsid="001b1804" style:font-weight-asian="bold" style:font-weight-complex="bold"/>
    </style:style>
    <style:style style:name="P7" style:family="paragraph" style:parent-style-name="Standard">
      <style:text-properties officeooo:rsid="0017779f" officeooo:paragraph-rsid="0017779f"/>
    </style:style>
    <style:style style:name="P8" style:family="paragraph" style:parent-style-name="Standard">
      <style:text-properties officeooo:rsid="00193b23" officeooo:paragraph-rsid="00193b23"/>
    </style:style>
    <style:style style:name="P9" style:family="paragraph" style:parent-style-name="Standard">
      <style:text-properties fo:language="zxx" fo:country="none" fo:font-weight="normal" officeooo:rsid="001b1804" officeooo:paragraph-rsid="001b1804" style:language-asian="zxx" style:country-asian="none" style:font-weight-asian="normal" style:language-complex="zxx" style:country-complex="none" style:font-weight-complex="normal"/>
    </style:style>
    <style:style style:name="P10" style:family="paragraph" style:parent-style-name="Standard" style:list-style-name="L1">
      <style:text-properties officeooo:rsid="0015d999" officeooo:paragraph-rsid="0015d999"/>
    </style:style>
    <style:style style:name="P11" style:family="paragraph" style:parent-style-name="Standard" style:list-style-name="L2">
      <style:text-properties officeooo:rsid="0015d999" officeooo:paragraph-rsid="0015d999"/>
    </style:style>
    <style:style style:name="P12" style:family="paragraph" style:parent-style-name="Standard" style:list-style-name="L1">
      <style:text-properties officeooo:rsid="001c4b5d" officeooo:paragraph-rsid="001c4b5d"/>
    </style:style>
    <style:style style:name="P13" style:family="paragraph" style:parent-style-name="Standard" style:list-style-name="L3">
      <style:text-properties officeooo:rsid="00175ef8" officeooo:paragraph-rsid="00175ef8"/>
    </style:style>
    <style:style style:name="P14" style:family="paragraph" style:parent-style-name="Standard" style:list-style-name="L3">
      <style:text-properties officeooo:rsid="0017779f" officeooo:paragraph-rsid="0017779f"/>
    </style:style>
    <style:style style:name="P15" style:family="paragraph" style:parent-style-name="Standard" style:list-style-name="L4">
      <style:text-properties officeooo:rsid="0017779f" officeooo:paragraph-rsid="0017779f"/>
    </style:style>
    <style:style style:name="P16" style:family="paragraph" style:parent-style-name="Standard" style:list-style-name="L5">
      <style:text-properties officeooo:rsid="0017779f" officeooo:paragraph-rsid="0017779f"/>
    </style:style>
    <style:style style:name="P17" style:family="paragraph" style:parent-style-name="Standard" style:list-style-name="L5">
      <style:text-properties officeooo:rsid="00193b23" officeooo:paragraph-rsid="00193b23"/>
    </style:style>
    <style:style style:name="P18" style:family="paragraph" style:parent-style-name="Standard" style:list-style-name="L6">
      <style:text-properties fo:font-weight="normal" officeooo:rsid="001b1804" officeooo:paragraph-rsid="001b1804" style:font-weight-asian="normal" style:font-weight-complex="normal"/>
    </style:style>
    <style:style style:name="P19" style:family="paragraph" style:parent-style-name="Standard" style:list-style-name="L7">
      <style:text-properties fo:font-weight="normal" officeooo:rsid="001b1804" officeooo:paragraph-rsid="001b1804" style:font-weight-asian="normal" style:font-weight-complex="normal"/>
    </style:style>
    <style:style style:name="P20" style:family="paragraph" style:parent-style-name="Standard" style:list-style-name="L7">
      <style:text-properties fo:font-weight="normal" officeooo:rsid="001be86e" officeooo:paragraph-rsid="001be86e" style:font-weight-asian="normal" style:font-weight-complex="normal"/>
    </style:style>
    <style:style style:name="P21" style:family="paragraph" style:parent-style-name="Standard" style:list-style-name="L6">
      <style:text-properties officeooo:rsid="001b1804" officeooo:paragraph-rsid="001b1804"/>
    </style:style>
    <style:style style:name="T1" style:family="text">
      <style:text-properties officeooo:rsid="00175ef8"/>
    </style:style>
    <style:style style:name="T2" style:family="text">
      <style:text-properties officeooo:rsid="0017779f"/>
    </style:style>
    <style:style style:name="T3"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LIENTE:</text:p>
      <text:p text:style-name="P2">Veterinaria Mascota feliz</text:p>
      <text:p text:style-name="P4"/>
      <text:p text:style-name="P3">PROBLEMÁTICA:</text:p>
      <text:p text:style-name="P1">La empresa ‘Mascota feliz’ <text:s/>necesita un sistema de registro de mascotas</text:p>
      <text:p text:style-name="P3"/>
      <text:p text:style-name="P3">ACTORES:</text:p>
      <text:list text:style-name="L1">
        <text:list-item>
          <text:p text:style-name="P10">Mascota</text:p>
        </text:list-item>
        <text:list-item>
          <text:p text:style-name="P10">Dueño</text:p>
        </text:list-item>
        <text:list-item>
          <text:p text:style-name="P10">Veterinario</text:p>
        </text:list-item>
        <text:list-item>
          <text:p text:style-name="P12">Usuario(Veterinario)</text:p>
        </text:list-item>
        <text:list-item>
          <text:p text:style-name="P12">Súper_Usuario</text:p>
        </text:list-item>
      </text:list>
      <text:p text:style-name="P3"/>
      <text:p text:style-name="P3">DATOS DE ENTRADA:</text:p>
      <text:p text:style-name="P2"><office:annotation office:name="__Annotation__1_976598985" loext:resolved="false"><dc:creator>Autoría desconocida</dc:creator><dc:date>2024-10-11T14:42:22.412281295</dc:date><text:p text:style-name="Comment">Se puede crear un diccionario De historial clínica donde cada valor sea una lista que contenga los diferentes datos como El peso, nombre, etc.</text:p></office:annotation>Historial clínica(Es la suma del cúmulo de visitas<office:annotation-end office:name="__Annotation__1_976598985"/>):</text:p>
      <text:p text:style-name="P7">Visita:</text:p>
      <text:list text:style-name="L2">
        <text:list-item>
          <text:p text:style-name="P11">Temperatura</text:p>
        </text:list-item>
        <text:list-item>
          <text:p text:style-name="P11">Peso</text:p>
        </text:list-item>
        <text:list-item>
          <text:p text:style-name="P11">Frecuencia respiratoria</text:p>
        </text:list-item>
        <text:list-item>
          <text:p text:style-name="P11">Frecuencia cardíaca</text:p>
        </text:list-item>
        <text:list-item>
          <text:p text:style-name="P11">Estado de animo</text:p>
        </text:list-item>
        <text:list-item>
          <text:p text:style-name="P11">Fecha de registro</text:p>
        </text:list-item>
        <text:list-item>
          <text:p text:style-name="P11">Id_Profesional <office:annotation office:name="__Annotation__5_976598985" loext:resolved="false"><dc:creator>Autoría desconocida</dc:creator><dc:date>2024-10-11T14:54:22.288599296</dc:date><text:p text:style-name="Comment">Con esto quiero decir que el Id_Profesional es el mismo que el Id_Veterinario</text:p></office:annotation><text:span text:style-name="T2">(Es igual al Id_Veterinario)</text:span><office:annotation-end office:name="__Annotation__5_976598985"/></text:p>
        </text:list-item>
        <text:list-item>
          <text:p text:style-name="P11">Recomendaciones dadas<text:span text:style-name="T1">(Medicamentos formulados)</text:span></text:p>
        </text:list-item>
      </text:list>
      <text:p text:style-name="P2"><text:span text:style-name="T2">Dueño</text:span>:</text:p>
      <text:list text:style-name="L3">
        <text:list-item>
          <text:p text:style-name="P13">Id_Dueño</text:p>
        </text:list-item>
        <text:list-item>
          <text:p text:style-name="P13">Nombres_Dueño</text:p>
        </text:list-item>
        <text:list-item>
          <text:p text:style-name="P13">Apellidos_Dueño</text:p>
        </text:list-item>
        <text:list-item>
          <text:p text:style-name="P13">Dirección_Dueño</text:p>
        </text:list-item>
        <text:list-item>
          <text:p text:style-name="P13">Teléfono_Dueño</text:p>
        </text:list-item>
        <text:list-item>
          <text:p text:style-name="P14">Correo_Electrónico_Dueño</text:p>
        </text:list-item>
      </text:list>
      <text:p text:style-name="P7">Veterinarios:</text:p>
      <text:p text:style-name="P8">Nota: El veterinario tiene un método para registrar visitar</text:p>
      <text:list text:style-name="L4">
        <text:list-item>
          <text:p text:style-name="P15">Id_Veterinario</text:p>
        </text:list-item>
        <text:list-item>
          <text:p text:style-name="P15">Nombres_Veterinario</text:p>
        </text:list-item>
        <text:list-item>
          <text:p text:style-name="P15">Apellidos_Veterinario</text:p>
        </text:list-item>
        <text:list-item>
          <text:p text:style-name="P15">Dirección_Veterinario</text:p>
        </text:list-item>
        <text:list-item>
          <text:p text:style-name="P15">Teléfono_Veterinario</text:p>
        </text:list-item>
        <text:list-item>
          <text:p text:style-name="P15">Tarjeta_Profesional_Veterinario</text:p>
        </text:list-item>
      </text:list>
      <text:p text:style-name="P7">Mascota:</text:p>
      <text:list text:style-name="L5">
        <text:list-item>
          <text:p text:style-name="P16">Nombre_Mascota</text:p>
        </text:list-item>
        <text:list-item>
          <text:p text:style-name="P16">Color_Mascota</text:p>
        </text:list-item>
        <text:list-item>
          <text:p text:style-name="P16">Especie_Mascota</text:p>
        </text:list-item>
        <text:list-item>
          <text:p text:style-name="P16">Reza_Mascota</text:p>
        </text:list-item>
        <text:list-item>
          <text:p text:style-name="P17">Medico_Veterinario_Mascota(Este dato puede ser igual a el Id_Veterinario)</text:p>
          <text:p text:style-name="P17"/>
        </text:list-item>
      </text:list>
      <text:p text:style-name="P8">OBJETIVO:</text:p>
      <text:p text:style-name="P8">Consiste en desarrollar una solución que permita el adecuado manejo de la información mencionada</text:p>
      <text:p text:style-name="P5"/>
      <text:p text:style-name="P6">PROCESOS </text:p>
      <text:p text:style-name="P9">FRONT_BACK END</text:p>
      <text:list text:style-name="L6">
        <text:list-item>
          <text:p text:style-name="P18">El sistema debe permitir el registro de una nueva mascota</text:p>
          <text:p text:style-name="P21"><text:soft-page-break/><text:span text:style-name="T3">a. </text:span></text:p>
        </text:list-item>
        <text:list-item>
          <text:p text:style-name="P18">El sistema debe permitir el registro de un nuevo propietario</text:p>
          <text:p text:style-name="P18">a.</text:p>
        </text:list-item>
        <text:list-item>
          <text:p text:style-name="P18">El sistema debe permitir el registro de un nuevo veterinario</text:p>
          <text:p text:style-name="P18">a. </text:p>
        </text:list-item>
        <text:list-item>
          <text:p text:style-name="P18">El sistema debe permitir consultar una mascota</text:p>
          <text:p text:style-name="P18">a. </text:p>
        </text:list-item>
        <text:list-item>
          <text:p text:style-name="P18">El sistema debe permitir consultar el listado de todas las mascotas</text:p>
          <text:p text:style-name="P18">a. </text:p>
        </text:list-item>
      </text:list>
      <text:p text:style-name="P6"><office:annotation office:name="__Annotation__18_976598985" loext:resolved="false"><dc:creator>Autoría desconocida</dc:creator><dc:date>2024-10-11T15:19:58.827818410</dc:date><text:p text:style-name="Comment">La diferencia de este con el anterior es que este agrupa la combinacion de ambos y el otro <text:s/>es por separado.</text:p></office:annotation>FRONT-END Y BACK-END<office:annotation-end office:name="__Annotation__18_976598985"/></text:p>
      <text:list text:style-name="L7">
        <text:list-item>
          <text:p text:style-name="P19">Asignar un veterinario a una mascota. Si la mascota ya tiene un veterinario asignado, este se debe reemplazar por el nuevo veterinario.</text:p>
          <text:p text:style-name="P19">a. </text:p>
        </text:list-item>
        <text:list-item>
          <text:p text:style-name="P19">Actualizar datos de paciente, mascota, veterinario</text:p>
          <text:p text:style-name="P20">a. </text:p>
        </text:list-item>
        <text:list-item>
          <text:p text:style-name="P20">Registrar una o más visitas de PyP (Promoción y Prevención)</text:p>
          <text:p text:style-name="P20">a.</text:p>
        </text:list-item>
        <text:list-item>
          <text:p text:style-name="P20">Consultar listado de mascotas por veterinario. Al consultar las mascotas, se podrán ver los datos de una mascota en particular. Si un veterinario no tiene mascotas asociadas se debe mostrar un mensaje indicando esto.</text:p>
          <text:p text:style-name="P20">a.</text:p>
        </text:list-item>
        <text:list-item>
          <text:p text:style-name="P20">Consultar listado de mascotas por propietario. Al consultar las mascotas, se podrán ver los datos de una mascota en particular.</text:p>
          <text:p text:style-name="P20">a. </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14:25:17.285457349</meta:creation-date>
    <dc:date>2024-10-12T17:12:36.086253273</dc:date>
    <meta:editing-duration>P1DT27M57S</meta:editing-duration>
    <meta:editing-cycles>2</meta:editing-cycles>
    <meta:generator>LibreOffice/24.2.5.2$Linux_X86_64 LibreOffice_project/420$Build-2</meta:generator>
    <meta:document-statistic meta:table-count="0" meta:image-count="0" meta:object-count="0" meta:page-count="2" meta:paragraph-count="68" meta:word-count="302" meta:character-count="1966" meta:non-whitespace-character-count="1763"/>
  </office:meta>
</office:document-meta>
</file>